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Preformatted_20_Text">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haviors (Comportamentos)</text:h>
      <text:section text:style-name="Sect1" text:name="behaviors-comportamentos">
        <text:p text:style-name="Text_20_body">Os behaviors são um modo de organizar e habilitar o reuso de lógica da camada do Model (Modelo). Conceitualmente, eles são semelhantes a traits. No entanto, os behaviors são implementados como classes separadas. Isso permite que eles se connectem aos callbacks de ciclo de vida que os modelos emitem, ao mesmo tempo que fornecem recursos semelhantes a traits.</text:p>
        <text:p text:style-name="Text_20_body">Os behaviors fornecem uma maneira conveniente de compor comportamentos que são comuns em vários modelos. Por exemplo, CakePHP inclui um <text:span text:style-name="Source_20_Text">TimestampBehavior</text:span>. Vários modelos irão querer campos de timestamp, e a lógica para gerenciar esses campos não é especifica para nenhum modelo. São esses tipos de cenários em que os behaviors são perfeitos.</text:p>
        <text:section text:style-name="Sect1" text:name="usando-behaviors">
          <text:h text:style-name="Heading_20_2" text:outline-level="2">Usando Behaviors</text:h>
          <text:p text:style-name="Text_20_body">Behaviors fornecem uma maneira fácil de criar partes de lógica horizontalmente reutilizáveis relacionadas às classes de tabela. Você pode estar se perguntando por que os behaviors são classes regulares e não traits. O principal motivo para isso é event listeners. Enquanto as traits permitiriam partes reutilizáveis de lógica, eles complicariam o uso de eventos.</text:p>
          <text:p text:style-name="Text_20_body">Para adicionar um behavior à sua tabela, você pode chamar o método <text:span text:style-name="Source_20_Text">addBehavior()</text:span>. Geralmente o melhor lugar para fazer isso é no método <text:span text:style-name="Source_20_Text">initialize()</text:span>:</text:p>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addBehavior('Timestamp');</text:p>
          <text:p text:style-name="Preformatted_20_Text"><text:s text:c="4"/>}</text:p>
          <text:p text:style-name="P7">}</text:p>
          <text:p text:style-name="Text_20_body">Como acontece com as associações, você pode usar <text:a xlink:type="simple" xlink:href="https://book.cakephp.org/3.0/pt/appendices/glossary.html#term-sintaxe-plugin" text:style-name="Internet_20_link" text:visited-style-name="Visited_20_Internet_20_Link">sintaxe plugin</text:a> e fornecer opções de configuração adicionais:</text:p>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addBehavior('Timestamp', [</text:p>
          <text:p text:style-name="Preformatted_20_Text"><text:s text:c="12"/>'events' =&gt; [</text:p>
          <text:p text:style-name="Preformatted_20_Text"><text:s text:c="16"/>'Model.beforeSave' =&gt; [</text:p>
          <text:p text:style-name="Preformatted_20_Text"><text:s text:c="20"/>'created_at' =&gt; 'new',</text:p>
          <text:p text:style-name="Preformatted_20_Text"><text:s text:c="20"/>'modified_at' =&gt; 'always'</text:p>
          <text:p text:style-name="Preformatted_20_Text"><text:soft-page-break/><text:s text:c="16"/>]</text:p>
          <text:p text:style-name="Preformatted_20_Text"><text:s text:c="12"/>]</text:p>
          <text:p text:style-name="Preformatted_20_Text"><text:s text:c="8"/>]);</text:p>
          <text:p text:style-name="Preformatted_20_Text"><text:s text:c="4"/>}</text:p>
          <text:p text:style-name="P7">}</text:p>
        </text:section>
        <text:section text:style-name="Sect1" text:name="core-behaviors">
          <text:h text:style-name="Heading_20_2" text:outline-level="2">Core Behaviors</text:h>
          <text:list xml:id="list4843763577312492164" text:style-name="L1">
            <text:list-item>
              <text:p text:style-name="P4"><text:a xlink:type="simple" xlink:href="https://book.cakephp.org/3.0/pt/orm/behaviors/counter-cache.html" text:style-name="Internet_20_link" text:visited-style-name="Visited_20_Internet_20_Link">CounterCache</text:a> </text:p>
            </text:list-item>
            <text:list-item>
              <text:p text:style-name="P4"><text:a xlink:type="simple" xlink:href="https://book.cakephp.org/3.0/pt/orm/behaviors/timestamp.html" text:style-name="Internet_20_link" text:visited-style-name="Visited_20_Internet_20_Link">Timestamp</text:a> </text:p>
            </text:list-item>
            <text:list-item>
              <text:p text:style-name="P4"><text:a xlink:type="simple" xlink:href="https://book.cakephp.org/3.0/pt/orm/behaviors/translate.html" text:style-name="Internet_20_link" text:visited-style-name="Visited_20_Internet_20_Link">Translate</text:a> </text:p>
            </text:list-item>
            <text:list-item>
              <text:p text:style-name="P1"><text:a xlink:type="simple" xlink:href="https://book.cakephp.org/3.0/pt/orm/behaviors/tree.html" text:style-name="Internet_20_link" text:visited-style-name="Visited_20_Internet_20_Link">Tree</text:a> </text:p>
            </text:list-item>
          </text:list>
        </text:section>
        <text:section text:style-name="Sect1" text:name="criando-behavior">
          <text:h text:style-name="Heading_20_2" text:outline-level="2">Criando Behavior</text:h>
          <text:p text:style-name="Text_20_body">Nos exemplos a seguir, criaremos um bem simples <text:span text:style-name="Source_20_Text">SluggableBehavior</text:span>. Esse behavior nos permitirá preencher um campo slug com o resultado de <text:span text:style-name="Source_20_Text">Text::slug()</text:span> baseado em outro campo.</text:p>
          <text:p text:style-name="Text_20_body">Antes de criar nosso behavior, devemos entender as convensão para behaviors:</text:p>
          <text:list xml:id="list8452110378808154094" text:style-name="L2">
            <text:list-item>
              <text:p text:style-name="P5">Behavior estão localizados em <text:span text:style-name="Strong_20_Emphasis">src/Model/Behavior</text:span>, ou <text:span text:style-name="Source_20_Text">MyPlugin\Model\Behavior</text:span>. </text:p>
            </text:list-item>
            <text:list-item>
              <text:p text:style-name="P5">Classes de Behavior devem estar no namespace <text:span text:style-name="Source_20_Text">App\Model\Behavior</text:span>, ou no namespace <text:span text:style-name="Source_20_Text">MyPlugin\Model\Behavior</text:span>. </text:p>
            </text:list-item>
            <text:list-item>
              <text:p text:style-name="P5">Classes de Behavior terminam com <text:span text:style-name="Source_20_Text">Behavior</text:span>. </text:p>
            </text:list-item>
            <text:list-item>
              <text:p text:style-name="P2">Behaviors estendem <text:span text:style-name="Source_20_Text">Cake\ORM\Behavior</text:span>. </text:p>
            </text:list-item>
          </text:list>
          <text:p text:style-name="Text_20_body">Para criar nosso behavior sluggable. Coloque o seguinte em <text:span text:style-name="Strong_20_Emphasis">src/Model/Behavior/SluggableBehavior.php</text:span>:</text:p>
          <text:p text:style-name="Preformatted_20_Text">namespace App\Model\Behavior;</text:p>
          <text:p text:style-name="Preformatted_20_Text"/>
          <text:p text:style-name="Preformatted_20_Text">use Cake\ORM\Behavior;</text:p>
          <text:p text:style-name="Preformatted_20_Text"/>
          <text:p text:style-name="Preformatted_20_Text">class SluggableBehavior extends Behavior</text:p>
          <text:p text:style-name="Preformatted_20_Text">{</text:p>
          <text:p text:style-name="P7">}</text:p>
          <text:p text:style-name="Text_20_body">Semelhante a classes de tabela (table classes), behaviors também tem um método <text:span text:style-name="Source_20_Text">initialize()</text:span> onde você pode colocar o código de inicialização do seu behavior, se necessário:</text:p>
          <text:p text:style-name="Preformatted_20_Text">public function initialize(array $config)</text:p>
          <text:p text:style-name="Preformatted_20_Text">{</text:p>
          <text:p text:style-name="Preformatted_20_Text"><text:s/>  <text:s/>// Algum código de inicialização aqui</text:p>
          <text:p text:style-name="P7">}</text:p>
          <text:p text:style-name="Text_20_body">Agora nós podemos adicionar esse behavior a uma de nossas classes de tabela (table classes). Neste exemplo, nós usaremos um <text:span text:style-name="Source_20_Text">ArticlesTable</text:span>, pois artigos normalmente tem propriedades de slug para criar URLs amigáveis:</text:p>
          <text:p text:style-name="Preformatted_20_Text"><text:soft-page-break/>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
          <text:p text:style-name="Preformatted_20_Text"><text:s text:c="4"/>public function initialize(array $config)</text:p>
          <text:p text:style-name="Preformatted_20_Text"><text:s text:c="4"/>{</text:p>
          <text:p text:style-name="Preformatted_20_Text"><text:s text:c="8"/>$this-&gt;addBehavior('Sluggable');</text:p>
          <text:p text:style-name="Preformatted_20_Text"><text:s text:c="4"/>}</text:p>
          <text:p text:style-name="P7">}</text:p>
          <text:p text:style-name="Text_20_body">Nosso novo behavior não faz muita coisa no momento. Em seguida, iremos adicionar um método de mixin e um event listener para que, quando salvarmos entidades nós podemos realizar slug automaticamento de um campo.</text:p>
          <text:section text:style-name="Sect1" text:name="definindo-metodos-de-mixin">
            <text:h text:style-name="Heading_20_3" text:outline-level="3">Definindo Métodos de Mixin</text:h>
            <text:p text:style-name="Text_20_body">Qualquer método público definido em um behavior será adicionado como um método ‘mixin’ no objeto de tabela que está anexado. Se você anexar dois behavior que fornecem os mesmos métodos uma exceção será lançada. Se um behavior fornecer o mesmo método que uma classe de tabela, o método de behavior não será chamado pela tabela. Os métodos de mixin receberão exatamente os mesmo argumentos fornecidos à tabela. Por exemplo, se o nosso SluggableBehavior definiu o seguinte método:</text:p>
            <text:p text:style-name="Preformatted_20_Text">public function slug($value)</text:p>
            <text:p text:style-name="Preformatted_20_Text">{</text:p>
            <text:p text:style-name="Preformatted_20_Text"><text:s text:c="4"/>return Text::slug($value, $this-&gt;_config['replacement']);</text:p>
            <text:p text:style-name="P7">}</text:p>
            <text:p text:style-name="Text_20_body">Isto poderia ser invocado usando:</text:p>
            <text:p text:style-name="P7">$slug = $articles-&gt;slug('My article name');</text:p>
            <text:section text:style-name="Sect1" text:name="limitando-ou-renomeando-metodos-de-mixin-expostos">
              <text:h text:style-name="Heading_20_4" text:outline-level="4">Limitando ou Renomeando Métodos de Mixin Expostos</text:h>
              <text:p text:style-name="Text_20_body">Ao criar behaviors, pode haver situações em que você não deseja expor métodos públicos como métodos de ‘mixin’. Nesses casos, você pode usar a chave de configuração <text:span text:style-name="Source_20_Text">implementedMethods</text:span> para renomear ou excluir métodos de ‘mixin’. Por exemplo, se quisermos prefixar nosso método slug(), nós poderíamos fazer o seguinte:</text:p>
              <text:p text:style-name="Preformatted_20_Text">protected $_defaultConfig = [</text:p>
              <text:p text:style-name="Preformatted_20_Text"><text:s text:c="4"/>'implementedMethods' =&gt; [</text:p>
              <text:p text:style-name="Preformatted_20_Text"><text:s text:c="8"/>'superSlug' =&gt; 'slug',</text:p>
              <text:p text:style-name="Preformatted_20_Text"><text:s text:c="4"/>]</text:p>
              <text:p text:style-name="P7">];</text:p>
              <text:p text:style-name="Text_20_body">Aplicando essa configuração deixará <text:span text:style-name="Source_20_Text">slug()</text:span> como não callable, no entanto, ele adicionará um método ‘mixin’ <text:span text:style-name="Source_20_Text">superSlug</text:span> à tabela. Notavelmente, se nosso behavior implementasse outros métodos públicos eles <text:span text:style-name="Strong_20_Emphasis">não</text:span> estariam disponíveis como métodos ‘mixin’ com a configuração acima.</text:p>
              <text:p text:style-name="Text_20_body">Desde que os métodos expostos são decididos por configuração, você também pode renomear/remover métodos de ‘mixin’ ao adicionar um behavior à tabela. Por exemplo:</text:p>
              <text:p text:style-name="Preformatted_20_Text"><text:soft-page-break/>// In a table's initialize() method.</text:p>
              <text:p text:style-name="Preformatted_20_Text">$this-&gt;addBehavior('Sluggable', [</text:p>
              <text:p text:style-name="Preformatted_20_Text"><text:s text:c="4"/>'implementedMethods' =&gt; [</text:p>
              <text:p text:style-name="Preformatted_20_Text"><text:s text:c="8"/>'superSlug' =&gt; 'slug',</text:p>
              <text:p text:style-name="Preformatted_20_Text"><text:s text:c="4"/>]</text:p>
              <text:p text:style-name="P7">]);</text:p>
            </text:section>
          </text:section>
          <text:section text:style-name="Sect1" text:name="defining-event-listeners">
            <text:h text:style-name="Heading_20_3" text:outline-level="3">Defining Event Listeners</text:h>
            <text:p text:style-name="Text_20_body">Agora que nosso behavior tem um método de ‘mixin’ para campos de slug, nós podemos implementar um listener de callback para automaticamente gerar slug de um campo quando entidades são salvas. Nós também iremos modificar nosso método de slug para aceitar uma entidade ao invéz de apenas um valor simples. Nosso behavior agora deve parecer com:</text:p>
            <text:p text:style-name="Preformatted_20_Text">namespace App\Model\Behavior;</text:p>
            <text:p text:style-name="Preformatted_20_Text"/>
            <text:p text:style-name="Preformatted_20_Text">use ArrayObject;</text:p>
            <text:p text:style-name="Preformatted_20_Text">use Cake\Datasource\EntityInterface;</text:p>
            <text:p text:style-name="Preformatted_20_Text">use Cake\Event\Event;</text:p>
            <text:p text:style-name="Preformatted_20_Text">use Cake\ORM\Behavior;</text:p>
            <text:p text:style-name="Preformatted_20_Text">use Cake\ORM\Entity;</text:p>
            <text:p text:style-name="Preformatted_20_Text">use Cake\ORM\Query;</text:p>
            <text:p text:style-name="Preformatted_20_Text">use Cake\Utility\Text;</text:p>
            <text:p text:style-name="Preformatted_20_Text"/>
            <text:p text:style-name="Preformatted_20_Text">class SluggableBehavior extends Behavior</text:p>
            <text:p text:style-name="Preformatted_20_Text">{</text:p>
            <text:p text:style-name="Preformatted_20_Text"><text:s text:c="4"/>protected $_defaultConfig = [</text:p>
            <text:p text:style-name="Preformatted_20_Text"><text:s text:c="8"/>'field' =&gt; 'title',</text:p>
            <text:p text:style-name="Preformatted_20_Text"><text:s text:c="8"/>'slug' =&gt; 'slug',</text:p>
            <text:p text:style-name="Preformatted_20_Text"><text:s text:c="8"/>'replacement' =&gt; '-',</text:p>
            <text:p text:style-name="Preformatted_20_Text"><text:s text:c="4"/>];</text:p>
            <text:p text:style-name="Preformatted_20_Text"/>
            <text:p text:style-name="Preformatted_20_Text"><text:s text:c="4"/>public function slug(Entity $entity)</text:p>
            <text:p text:style-name="Preformatted_20_Text"><text:s text:c="4"/>{</text:p>
            <text:p text:style-name="Preformatted_20_Text"><text:s text:c="8"/>$config = $this-&gt;config();</text:p>
            <text:p text:style-name="Preformatted_20_Text"><text:s text:c="8"/>$value = $entity-&gt;get($config['field']);</text:p>
            <text:p text:style-name="Preformatted_20_Text"><text:s text:c="8"/>$entity-&gt;set($config['slug'], Text::slug($value, $config['replacement']));</text:p>
            <text:p text:style-name="Preformatted_20_Text"><text:s text:c="4"/>}</text:p>
            <text:p text:style-name="Preformatted_20_Text"/>
            <text:p text:style-name="Preformatted_20_Text"><text:s text:c="4"/>public function beforeSave(Event $event, EntityInterface $entity, ArrayObject $options)</text:p>
            <text:p text:style-name="Preformatted_20_Text"><text:s text:c="4"/>{</text:p>
            <text:p text:style-name="Preformatted_20_Text"><text:s text:c="8"/>$this-&gt;slug($entity);</text:p>
            <text:p text:style-name="Preformatted_20_Text"><text:s text:c="4"/>}</text:p>
            <text:p text:style-name="Preformatted_20_Text"/>
            <text:p text:style-name="P7">}</text:p>
            <text:p text:style-name="Text_20_body">O código acima mostra alguns recursos interessantes de behaviors:</text:p>
            <text:list xml:id="list2065698210178948521" text:style-name="L3">
              <text:list-item>
                <text:p text:style-name="P6">Behaviors podem definir métodos de callback definindo métodos que seguem as convensões de <text:a xlink:type="simple" xlink:href="https://book.cakephp.org/3.0/pt/orm/table-objects.html#table-callbacks" text:style-name="Internet_20_link" text:visited-style-name="Visited_20_Internet_20_Link">Lifecycle Callbacks</text:a>. </text:p>
              </text:list-item>
              <text:list-item>
                <text:p text:style-name="P3">Behaviors podem definir uma propriedade de configuração padrão. Essa propriedade é mesclada com as substituições quando um behavior é anexado à tabela. </text:p>
              </text:list-item>
            </text:list>
            <text:p text:style-name="Text_20_body"><text:soft-page-break/>Para evitar que o processo de gravação (save) continue, simplesmente pare a propagação do evento em seu callback:</text:p>
            <text:p text:style-name="Preformatted_20_Text">public function beforeSave(Event $event, EntityInterface $entity, ArrayObject $options)</text:p>
            <text:p text:style-name="Preformatted_20_Text">{</text:p>
            <text:p text:style-name="Preformatted_20_Text"><text:s text:c="4"/>if (...) {</text:p>
            <text:p text:style-name="Preformatted_20_Text"><text:s text:c="8"/>$event-&gt;stopPropagation();</text:p>
            <text:p text:style-name="Preformatted_20_Text"><text:s text:c="8"/>return;</text:p>
            <text:p text:style-name="Preformatted_20_Text"><text:s text:c="4"/>}</text:p>
            <text:p text:style-name="Preformatted_20_Text"><text:s text:c="4"/>$this-&gt;slug($entity);</text:p>
            <text:p text:style-name="P7">}</text:p>
          </text:section>
          <text:section text:style-name="Sect1" text:name="definindo-finders">
            <text:h text:style-name="Heading_20_3" text:outline-level="3">Definindo Finders</text:h>
            <text:p text:style-name="Text_20_body">Agora que somos capazes de salvar artigos com valores de slug, nós devemos implementar um método de ‘finder’(busca) para que possamos obter artigos por seus slugs. Em métodos de ‘finder’(busca) de behaviors, use as mesmas convenções que <text:a xlink:type="simple" xlink:href="https://book.cakephp.org/3.0/pt/orm/retrieving-data-and-resultsets.html#custom-find-methods" text:style-name="Internet_20_link" text:visited-style-name="Visited_20_Internet_20_Link">Personalizando Metódos de Consulta</text:a> usa. Nosso método <text:span text:style-name="Source_20_Text">find('slug')</text:span> pareceria com:</text:p>
            <text:p text:style-name="Preformatted_20_Text">public function findSlug(Query $query, array $options)</text:p>
            <text:p text:style-name="Preformatted_20_Text">{</text:p>
            <text:p text:style-name="Preformatted_20_Text"><text:s text:c="4"/>return $query-&gt;where(['slug' =&gt; $options['slug']]);</text:p>
            <text:p text:style-name="P7">}</text:p>
            <text:p text:style-name="Text_20_body">Uma vez que nosso behavior tem o método acima nós podemos chamá-lo:</text:p>
            <text:p text:style-name="P7">$article = $articles-&gt;find('slug', ['slug' =&gt; $value])-&gt;first();</text:p>
            <text:section text:style-name="Sect1" text:name="limitando-ou-renomeando-metodos-finder-expostos">
              <text:h text:style-name="Heading_20_4" text:outline-level="4">Limitando ou Renomeando Métodos Finder Expostos</text:h>
              <text:p text:style-name="Text_20_body">Ao criar behaviors, pode haver situações em que você não deseja expor métodos finder, ou você precisa renomear o finder para evitar métodos duplicados. Nesses casos, você pode usar a chave de configuração <text:span text:style-name="Source_20_Text">implementedFinders</text:span> para renomear ou excluir métodos finder. Por exemplo, se quisermos renomear nosso método <text:span text:style-name="Source_20_Text">find(slug)</text:span>, nós poderíamos fazer o seguinte:</text:p>
              <text:p text:style-name="Preformatted_20_Text">protected $_defaultConfig = [</text:p>
              <text:p text:style-name="Preformatted_20_Text"><text:s text:c="4"/>'implementedFinders' =&gt; [</text:p>
              <text:p text:style-name="Preformatted_20_Text"><text:s text:c="8"/>'slugged' =&gt; 'findSlug',</text:p>
              <text:p text:style-name="Preformatted_20_Text"><text:s text:c="4"/>]</text:p>
              <text:p text:style-name="P7">];</text:p>
              <text:p text:style-name="Text_20_body">Aplicando esta configuração fará com que <text:span text:style-name="Source_20_Text">find('slug')</text:span> dispare um erro. No entanto, ela deixara disponível <text:span text:style-name="Source_20_Text">find('slugged')</text:span>. Notavelmente, se nosso behavior implementasse outros métodos finder, eles <text:span text:style-name="Strong_20_Emphasis">não</text:span> estariam disponíveis, pois não estão incluídos na configuração.</text:p>
              <text:p text:style-name="Text_20_body">Desde que os métodos expostos são decididos por configuração, você também pode renomear/remover métodos finder ao adicionar um behavior à tabela. Por exemplo:</text:p>
              <text:p text:style-name="Preformatted_20_Text">// No método initialize() da tabela.</text:p>
              <text:p text:style-name="Preformatted_20_Text">$this-&gt;addBehavior('Sluggable', [</text:p>
              <text:p text:style-name="Preformatted_20_Text"><text:s text:c="4"/>'implementedFinders' =&gt; [</text:p>
              <text:p text:style-name="Preformatted_20_Text"><text:s text:c="8"/>'slugged' =&gt; 'findSlug',</text:p>
              <text:p text:style-name="Preformatted_20_Text"><text:soft-page-break/><text:s text:c="4"/>]</text:p>
              <text:p text:style-name="P7">]);</text:p>
            </text:section>
          </text:section>
        </text:section>
        <text:section text:style-name="Sect1" text:name="transforming-request-data-into-entity-properties">
          <text:h text:style-name="Heading_20_2" text:outline-level="2">Transforming Request Data into Entity Properties</text:h>
          <text:p text:style-name="Text_20_body">Behaviors podem definir lógica para como os campos personalizados que eles fornecem são arrumados (marshalled) implementando a <text:span text:style-name="Source_20_Text">Cake\ORM\PropertyMarshalInterface</text:span>. Esta interface requer um único método para ser implementado:</text:p>
          <text:p text:style-name="Preformatted_20_Text">public function buildMarshalMap($marshaller, $map, $options)</text:p>
          <text:p text:style-name="Preformatted_20_Text">{</text:p>
          <text:p text:style-name="Preformatted_20_Text"><text:s text:c="4"/>return [</text:p>
          <text:p text:style-name="Preformatted_20_Text"><text:s text:c="8"/>'custom_behavior_field' =&gt; function ($value, $entity) {</text:p>
          <text:p text:style-name="Preformatted_20_Text"><text:s text:c="12"/>// Transform the value as necessary</text:p>
          <text:p text:style-name="Preformatted_20_Text"><text:s text:c="12"/>return $value . '123';</text:p>
          <text:p text:style-name="Preformatted_20_Text"><text:s text:c="8"/>}</text:p>
          <text:p text:style-name="Preformatted_20_Text"><text:s text:c="4"/>];</text:p>
          <text:p text:style-name="P7">}</text:p>
          <text:p text:style-name="Text_20_body">O <text:span text:style-name="Source_20_Text">TranslateBehavior</text:span> tem uma implementação não trivial desta interface à qual você pode querer referir.</text:p>
          <text:p text:style-name="Text_20_body">Novo na versão 3.3.0: A capacidade de behaviors para participar do processo de marshalling foi adicionada em in 3.3.0</text:p>
        </text:section>
        <text:section text:style-name="Sect1" text:name="removendo-behaviors-carregados">
          <text:h text:style-name="Heading_20_2" text:outline-level="2">Removendo Behaviors Carregados</text:h>
          <text:p text:style-name="Text_20_body">Para remover um behavior da sua tabela, você pode chamar o método <text:span text:style-name="Source_20_Text">removeBehavior()</text:span>:</text:p>
          <text:p text:style-name="Preformatted_20_Text">// Remove the loaded behavior</text:p>
          <text:p text:style-name="P7">$this-&gt;removeBehavior('Sluggable');</text:p>
        </text:section>
        <text:section text:style-name="Sect1" text:name="acessando-behaviors-carregados">
          <text:h text:style-name="Heading_20_2" text:outline-level="2">Acessando Behaviors Carregados</text:h>
          <text:p text:style-name="Text_20_body">Uma vez que você anexou behaviors à sua instância da Table você pode conferir os behaviors carregados ou acessar behaviors específicos usando o <text:span text:style-name="Source_20_Text">BehaviorRegistry</text:span>:</text:p>
          <text:p text:style-name="Preformatted_20_Text">// Verifica quais behaviors estão carregados</text:p>
          <text:p text:style-name="Preformatted_20_Text">$table-&gt;behaviors()-&gt;loaded();</text:p>
          <text:p text:style-name="Preformatted_20_Text"/>
          <text:p text:style-name="Preformatted_20_Text">// Verifica se um behavior especifico está carregado</text:p>
          <text:p text:style-name="Preformatted_20_Text">// Lembre-se de omitir o prefixo de plugin.</text:p>
          <text:p text:style-name="Preformatted_20_Text">$table-&gt;behaviors()-&gt;has('CounterCache');</text:p>
          <text:p text:style-name="Preformatted_20_Text"/>
          <text:p text:style-name="Preformatted_20_Text">// Obtem um behavior carregado</text:p>
          <text:p text:style-name="Preformatted_20_Text">// Lembre-se de omitir o prefixo de plugin</text:p>
          <text:p text:style-name="P7">$table-&gt;behaviors()-&gt;get('CounterCache');</text:p>
          <text:section text:style-name="Sect1" text:name="re-configurando-behaviors-carregados">
            <text:h text:style-name="Heading_20_3" text:outline-level="3"><text:soft-page-break/>Re-configurando Behaviors Carregados</text:h>
            <text:p text:style-name="Text_20_body">Para modificar a configuração de um behavior já carregado, você pode combinar o comando <text:span text:style-name="Source_20_Text">BehaviorRegistry::get</text:span> com o comando <text:span text:style-name="Source_20_Text">config</text:span> fornecido pela trait <text:span text:style-name="Source_20_Text">InstanceConfigTrait</text:span>.</text:p>
            <text:p text:style-name="Text_20_body">Por exemplo, se uma classe pai (por exemplo uma, <text:span text:style-name="Source_20_Text">AppTable</text:span>) carregasse o behavior <text:span text:style-name="Source_20_Text">Timestamp</text:span>, você poderia fazer o seguinte para adicionar, modificar ou remover as configurações do behavior. Nesse caso, nós adicionaremos um evento que queremos que o Timestamp responda:</text:p>
            <text:p text:style-name="Preformatted_20_Text">namespace App\Model\Table;</text:p>
            <text:p text:style-name="Preformatted_20_Text"/>
            <text:p text:style-name="Preformatted_20_Text">use App\Model\Table\AppTable; // similar to AppController</text:p>
            <text:p text:style-name="Preformatted_20_Text"/>
            <text:p text:style-name="Preformatted_20_Text">class UsersTable extends AppTable</text:p>
            <text:p text:style-name="Preformatted_20_Text">{</text:p>
            <text:p text:style-name="Preformatted_20_Text"><text:s text:c="4"/>public function initialize(array $options)</text:p>
            <text:p text:style-name="Preformatted_20_Text"><text:s text:c="4"/>{</text:p>
            <text:p text:style-name="Preformatted_20_Text"><text:s text:c="8"/>parent::initialize($options);</text:p>
            <text:p text:style-name="Preformatted_20_Text"/>
            <text:p text:style-name="Preformatted_20_Text"><text:s text:c="8"/>// e.g. if our parent calls $this-&gt;addBehavior('Timestamp');</text:p>
            <text:p text:style-name="Preformatted_20_Text"><text:s text:c="8"/>// and we want to add an additional event</text:p>
            <text:p text:style-name="Preformatted_20_Text"><text:s text:c="8"/>if ($this-&gt;behaviors()-&gt;has('Timestamp')) {</text:p>
            <text:p text:style-name="Preformatted_20_Text"><text:s text:c="12"/>$this-&gt;behaviors()-&gt;get('Timestamp')-&gt;config([</text:p>
            <text:p text:style-name="Preformatted_20_Text"><text:s text:c="16"/>'events' =&gt; [</text:p>
            <text:p text:style-name="Preformatted_20_Text"><text:s text:c="20"/>'Users.login' =&gt; [</text:p>
            <text:p text:style-name="Preformatted_20_Text"><text:s text:c="24"/>'last_login' =&gt; 'always'</text:p>
            <text:p text:style-name="Preformatted_20_Text"><text:s text:c="20"/>],</text:p>
            <text:p text:style-name="Preformatted_20_Text"><text:s text:c="16"/>],</text:p>
            <text:p text:style-name="Preformatted_20_Text"><text:s text:c="12"/>]);</text:p>
            <text:p text:style-name="Preformatted_20_Text"><text:s text:c="8"/>}</text:p>
            <text:p text:style-name="Preformatted_20_Text"><text:s text:c="4"/>}</text:p>
            <text:p text:style-name="P7">}</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4:23:56.074375029</meta:creation-date>
    <dc:date>2018-04-25T14:24:15.258106961</dc:date>
    <meta:editing-duration>PT19S</meta:editing-duration>
    <meta:editing-cycles>1</meta:editing-cycles>
    <meta:document-statistic meta:table-count="0" meta:image-count="0" meta:object-count="0" meta:page-count="7" meta:paragraph-count="202" meta:word-count="1451" meta:character-count="11071" meta:non-whitespace-character-count="9246"/>
    <meta:generator>LibreOffice/5.1.6.2$Linux_X86_64 LibreOffice_project/10m0$Build-2</meta:generator>
  </office:meta>
</office:document-meta>
</file>